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style:text-underline-style="solid" style:text-underline-type="double" style:text-underline-width="auto" style:text-underline-color="font-color" fo:font-weight="bold" style:font-weight-asian="bold" style:font-weight-complex="bold"/>
    </style:style>
    <style:style style:name="P5" style:family="paragraph" style:parent-style-name="Standard">
      <style:text-properties style:text-underline-style="none" fo:font-weight="bold" style:font-weight-asian="bold" style:font-weight-complex="bold"/>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9" style:family="paragraph" style:parent-style-name="Standard">
      <style:paragraph-properties fo:margin-left="0in" fo:margin-right="0in" fo:text-align="start" style:justify-single-word="false" fo:text-indent="0in" style:auto-text-indent="false" style:text-autospace="none"/>
      <style:text-properties fo:color="#ff0000" style:font-name="Consolas" fo:font-size="10pt" style:font-name-asian="Consolas" style:font-size-asian="10pt" style:font-name-complex="Consolas" style:font-size-complex="10pt"/>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0080" style:font-name="Consolas" fo:font-size="10pt" style:text-underline-style="solid" style:text-underline-width="auto" style:text-underline-color="font-color" style:font-name-asian="Consolas" style:font-size-asian="10pt" style:font-name-complex="Consolas" style:font-size-complex="10pt"/>
    </style:style>
    <style:style style:name="P11" style:family="paragraph" style:parent-style-name="Standard">
      <style:paragraph-properties fo:margin-left="0.5in" fo:margin-right="0in" fo:text-indent="0.0102in" style:auto-text-indent="false"/>
    </style:style>
    <style:style style:name="P12" style:family="paragraph" style:parent-style-name="Standard" style:list-style-name="L1"/>
    <style:style style:name="P13" style:family="paragraph" style:parent-style-name="Standard">
      <style:text-properties fo:font-weight="normal" style:font-weight-asian="normal" style:font-weight-complex="normal"/>
    </style:style>
    <style:style style:name="P14" style:family="paragraph" style:parent-style-name="Standard">
      <style:paragraph-properties fo:margin-left="0in" fo:margin-right="0in" fo:text-align="start" style:justify-single-word="false" fo:text-indent="0in" style:auto-text-indent="false" style:text-autospace="none"/>
      <style:text-properties fo:color="#ff0000" style:font-name="Consolas" fo:font-size="10pt" style:font-name-asian="Consolas" style:font-size-asian="10pt" style:font-name-complex="Consolas" style:font-size-complex="10pt"/>
    </style:style>
    <style:style style:name="T1" style:family="text">
      <style:text-properties fo:color="#000080" style:text-underline-style="solid" style:text-underline-width="auto" style:text-underline-color="font-color"/>
    </style:style>
    <style:style style:name="T2" style:family="text">
      <style:text-properties fo:color="#ff0000"/>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g List</text:p>
      <text:p text:style-name="Standard"/>
      <text:p text:style-name="P2">Bug #1: Reconfigure functionality for editor screen</text:p>
      <text:p text:style-name="Standard"/>
      <text:p text:style-name="Standard">The client would like to be able to see two models of the same profile data side by side. The client would also like to get rid of the ability to display multiple graphs in one window, and to get rid of the black background space. </text:p>
      <text:p text:style-name="Standard"/>
      <text:p text:style-name="Standard">In order to remove these problems the following has been decided:</text:p>
      <text:list xml:id="list22728984" text:style-name="L1">
        <text:list-item>
          <text:list>
            <text:list-item>
              <text:list>
                <text:list-item>
                  <text:p text:style-name="P12">to allow only one model per editor</text:p>
                </text:list-item>
                <text:list-item>
                  <text:p text:style-name="P12">to associate multiple editors with a single snapshot</text:p>
                </text:list-item>
                <text:list-item>
                  <text:p text:style-name="P12">to associate multiple models as children of a snapshot in the snapshot tree view</text:p>
                </text:list-item>
              </text:list>
            </text:list-item>
          </text:list>
        </text:list-item>
      </text:list>
      <text:p text:style-name="Standard"/>
      <text:p text:style-name="Standard">Resolution: </text:p>
      <text:p text:style-name="Standard"><text:tab/>Implemented on 17 June 2012.</text:p>
      <text:p text:style-name="Standard"/>
      <text:p text:style-name="P2">Bug #2: The currently output plugin jar will not allow Eclipse to start if Eclipse is required to open in the analysis perspective.</text:p>
      <text:p text:style-name="Standard"/>
      <text:p text:style-name="P2">Bug #3: A given snapshot folder will not minimize unless the folder is selected.</text:p>
      <text:p text:style-name="Standard"/>
      <text:p text:style-name="Standard">Resolved: Resolved on 17 June 2012.</text:p>
      <text:p text:style-name="Standard"/>
      <text:p text:style-name="P2">Bug #4: Missing Analysis Functionality</text:p>
      <text:p text:style-name="Standard"/>
      <text:p text:style-name="P2">Bug #5: Missing Test Framework Functionality</text:p>
      <text:p text:style-name="Standard"/>
      <text:p text:style-name="P2">Bug #6: Improve thread safety of PartitionerGUIStateModel</text:p>
      <text:p text:style-name="Standard"/>
      <text:p text:style-name="Standard">There is a set of functions called by a swing worker class in the Partitioner editor. Concurrency problems need to be eliminated from these.</text:p>
      <text:p text:style-name="Standard"/>
      <text:p text:style-name="Standard">Resolution: </text:p>
      <text:p text:style-name="P11">Temporary solution: take note of which variables are written to between methods, and ensure the values communicated are not interfered with ( the two values written to are written to once and never again in any of the class functions ). Any variables which are used throughout a function are first cached in a local variable in case of reassignment elsewhere, and then used throughout the function (standard practice ). </text:p>
      <text:p text:style-name="P11"/>
      <text:p text:style-name="P11">Temporary because this method is ad-hoc and required me to be very aware of where reassignmnet or modifications happen. Redesign may be necessary.</text:p>
      <text:p text:style-name="P11"/>
      <text:p text:style-name="P11">One problem is that many of the classes that are being assigned may have methods called upon them. I am not entirely sure that these classes are immutable after initialization, although they most likely are.</text:p>
      <text:p text:style-name="Standard"/>
      <text:p text:style-name="P2">Bug #7: Closing the application with a model displaying makes it impossible to open eclipse the next time.</text:p>
      <text:p text:style-name="Standard"/>
      <text:p text:style-name="Standard">Trying to create a JApplet fails when Eclipse is closed and an model has been generated.</text:p>
      <text:p text:style-name="Standard"/>
      <text:p text:style-name="Standard">The exception is:</text:p>
      <text:p text:style-name="Standard"><text:soft-page-break/></text:p>
      <text:p text:style-name="P7">load: ca.ubc.magic.profiler.partitioning.view.VisualizePartitioning.class can't be instantiated.</text:p>
      <text:p text:style-name="P8"><text:span text:style-name="T1">java.lang.InstantiationException</text:span><text:span text:style-name="T2">: ca.ubc.magic.profiler.partitioning.view.VisualizePartitioning</text:span></text:p>
      <text:p text:style-name="P9"><text:tab/>at java.lang.Class.newInstance0(Unknown Source)</text:p>
      <text:p text:style-name="P9"><text:tab/>at java.lang.Class.newInstance(Unknown Source)</text:p>
      <text:p text:style-name="P9"><text:tab/>at sun.applet.AppletPanel.createApplet(Unknown Source)</text:p>
      <text:p text:style-name="P9"><text:tab/>at sun.applet.AppletPanel.runLoader(Unknown Source)</text:p>
      <text:p text:style-name="P9"><text:tab/>at sun.applet.AppletPanel.run(Unknown Source)</text:p>
      <text:p text:style-name="P9"><text:tab/>at java.lang.Thread.run(Unknown Source)</text:p>
      <text:p text:style-name="Standard"/>
      <text:p text:style-name="Standard">Resolved:</text:p>
      <text:p text:style-name="Standard"><text:tab/>Issue has disappeared on its own.</text:p>
      <text:p text:style-name="Standard"/>
      <text:p text:style-name="P2">Bug #8: It is not possile to fully configure a model before generating it.</text:p>
      <text:p text:style-name="P3"/>
      <text:p text:style-name="P3">As requested by the client, the editor should provide a button to generate a model once all the proper configurations have been set.</text:p>
      <text:p text:style-name="P3"/>
      <text:p text:style-name="P3">My own recommendation is to have button that is clicked once and then disappears, making the current widgets unmodifiable (user can still switch back to see what the settings are).</text:p>
      <text:p text:style-name="P3"/>
      <text:p text:style-name="P3">Resolution:</text:p>
      <text:p text:style-name="P3"><text:tab/>Implemented 17 June 2012.</text:p>
      <text:p text:style-name="P3"/>
      <text:p text:style-name="P2">Bug #9: An interface for the Preset Module Graph Functionality must be provided and tested.</text:p>
      <text:p text:style-name="P3"/>
      <text:p text:style-name="P3">The preset module graph option shall be removed from the editor for now until a proper place and interface can be decided for it.</text:p>
      <text:p text:style-name="P3"/>
      <text:p text:style-name="P5">Bug #10: Closing a view causes neither the model in the tree to disappear nor the same model to be regenerated upon selecting the model from the tree.</text:p>
      <text:p text:style-name="P5"/>
      <text:p text:style-name="P5">Bug #11: Failed to create ModuleModel.</text:p>
      <text:p text:style-name="P5"/>
      <text:p text:style-name="P6">This may be related to a threading problem in the module creation classes, or not. Investigate. The following exception was thrown after clicking the "Generate Model" button. RequestBundleCoarsener, activate module exposure, and add synthetic node where all set.</text:p>
      <text:p text:style-name="P6"/>
      <text:p text:style-name="P6">Notes: choosing BundleCoarsener (the default) and the other two works fine. Choosing the other two and both activate and add explodes the system. ExtendedRequest causes nothing to appear, same goes for coarse request, same goes for low latency, and same goes for low latency coarse.</text:p>
      <text:p text:style-name="P6"/>
      <text:p text:style-name="P6">Crossing my fingers that I did not break Nima's code.</text:p>
      <text:p text:style-name="P4"/>
      <text:p text:style-name="P10">java.lang.NullPointerException</text:p>
      <text:p text:style-name="P8"><text:span text:style-name="T2"><text:tab/>at ca.ubc.magic.profiler.dist.transform.RequestBasedBundleModuleCoarsener.applyRecursion(</text:span><text:span text:style-name="T1">RequestBasedBundleModuleCoarsener.java:177</text:span><text:span text:style-name="T2">)</text:span></text:p>
      <text:p text:style-name="P8"><text:span text:style-name="T2"><text:tab/>at ca.ubc.magic.profiler.dist.transform.ThreadBasedBundleModuleCoarsener.initializeModels(</text:span><text:span text:style-name="T1">ThreadBasedBundleModuleCoarsener.java:277</text:span><text:span text:style-name="T2">)</text:span></text:p>
      <text:p text:style-name="P8"><text:span text:style-name="T2"><text:tab/>at ca.ubc.magic.profiler.dist.transform.ThreadBasedBundleModuleCoarsener.getModuleModelFro</text:span><text:soft-page-break/><text:span text:style-name="T2">mParser(</text:span><text:span text:style-name="T1">ThreadBasedBundleModuleCoarsener.java:69</text:span><text:span text:style-name="T2">)</text:span></text:p>
      <text:p text:style-name="P8"><text:span text:style-name="T2"><text:tab/>at partitioner.models.PartitionerGUIStateModel.createModuleModel(</text:span><text:span text:style-name="T1">PartitionerGUIStateModel.java:317</text:span><text:span text:style-name="T2">)</text:span></text:p>
      <text:p text:style-name="P8"><text:span text:style-name="T2"><text:tab/>at partitioner.views.ModelCreationEditor$13.construct(</text:span><text:span text:style-name="T1">ModelCreationEditor.java:853</text:span><text:span text:style-name="T2">)</text:span></text:p>
      <text:p text:style-name="P8"><text:span text:style-name="T2"><text:tab/>at EDU.oswego.cs.dl.util.concurrent.misc.SwingWorker$2.call(</text:span><text:span text:style-name="T1">SwingWorker.java:193</text:span><text:span text:style-name="T2">)</text:span></text:p>
      <text:p text:style-name="P8"><text:span text:style-name="T2"><text:tab/>at EDU.oswego.cs.dl.util.concurrent.FutureResult$1.run(</text:span><text:span text:style-name="T1">FutureResult.java:75</text:span><text:span text:style-name="T2">)</text:span></text:p>
      <text:p text:style-name="P8"><text:span text:style-name="T2"><text:tab/>at EDU.oswego.cs.dl.util.concurrent.misc.SwingWorker.run(</text:span><text:span text:style-name="T1">SwingWorker.java:211</text:span><text:span text:style-name="T2">)</text:span></text:p>
      <text:p text:style-name="P9"><text:tab/>at java.lang.Thread.run(Unknown Source)</text:p>
      <text:p text:style-name="P8"><text:span text:style-name="T2">Exception in thread "AWT-EventQueue-0" </text:span><text:span text:style-name="T1">java.lang.RuntimeException</text:span><text:span text:style-name="T2">: No module model can be retrieved.</text:span></text:p>
      <text:p text:style-name="P8"><text:span text:style-name="T2"><text:tab/>at partitioner.models.PartitionerGUIStateModel.finished(</text:span><text:span text:style-name="T1">PartitionerGUIStateModel.java:351</text:span><text:span text:style-name="T2">)</text:span></text:p>
      <text:p text:style-name="P8"><text:span text:style-name="T2"><text:tab/>at partitioner.views.ModelCreationEditor$13.finished(</text:span><text:span text:style-name="T1">ModelCreationEditor.java:863</text:span><text:span text:style-name="T2">)</text:span></text:p>
      <text:p text:style-name="P8"><text:span text:style-name="T2"><text:tab/>at EDU.oswego.cs.dl.util.concurrent.misc.SwingWorker$3.run(</text:span><text:span text:style-name="T1">SwingWorker.java:199</text:span><text:span text:style-name="T2">)</text:span></text:p>
      <text:p text:style-name="P9"><text:tab/>at java.awt.event.InvocationEvent.dispatch(Unknown Source)</text:p>
      <text:p text:style-name="P9"><text:tab/>at java.awt.EventQueue.dispatchEventImpl(Unknown Source)</text:p>
      <text:p text:style-name="P9"><text:tab/>at java.awt.EventQueue.access$000(Unknown Source)</text:p>
      <text:p text:style-name="P9"><text:tab/>at java.awt.EventQueue$3.run(Unknown Source)</text:p>
      <text:p text:style-name="P9"><text:tab/>at java.awt.EventQueue$3.run(Unknown Source)</text:p>
      <text:p text:style-name="P8"><text:span text:style-name="T2"><text:tab/>at java.security.AccessController.doPrivileged(</text:span><text:span text:style-name="T1">Native Method</text:span><text:span text:style-name="T2">)</text:span></text:p>
      <text:p text:style-name="P9"><text:tab/>at java.security.ProtectionDomain$1.doIntersectionPrivilege(Unknown Source)</text:p>
      <text:p text:style-name="P9"><text:tab/>at java.awt.EventQueue.dispatchEvent(Unknown Source)</text:p>
      <text:p text:style-name="P9"><text:tab/>at java.awt.EventDispatchThread.pumpOneEventForFilters(Unknown Source)</text:p>
      <text:p text:style-name="P9"><text:tab/>at java.awt.EventDispatchThread.pumpEventsForFilter(Unknown Source)</text:p>
      <text:p text:style-name="P9"><text:tab/>at java.awt.EventDispatchThread.pumpEventsForHierarchy(Unknown Source)</text:p>
      <text:p text:style-name="P9"><text:tab/>at java.awt.EventDispatchThread.pumpEvents(Unknown Source)</text:p>
      <text:p text:style-name="P9"><text:tab/>at java.awt.EventDispatchThread.pumpEvents(Unknown Source)</text:p>
      <text:p text:style-name="P9"><text:tab/>at java.awt.EventDispatchThread.run(Unknown Source)</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48M20S</meta:editing-duration>
    <meta:editing-cycles>30</meta:editing-cycles>
    <meta:generator>LibreOffice/3.5$Windows_x86 LibreOffice_project/235ab8a-3802056-4a8fed3-2d66ea8-e241b80</meta:generator>
    <dc:date>2012-06-17T02:59:30.03</dc:date>
    <meta:document-statistic meta:table-count="0" meta:image-count="0" meta:object-count="0" meta:page-count="3" meta:paragraph-count="73" meta:word-count="704" meta:character-count="5953" meta:non-whitespace-character-count="5452"/>
    <meta:user-defined meta:name="Info 1"/>
    <meta:user-defined meta:name="Info 2"/>
    <meta:user-defined meta:name="Info 3"/>
    <meta:user-defined meta:name="Info 4"/>
  </office:meta>
</office:document-meta>
</file>